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Jquery UI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 JQuery &amp; JQueryUI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Problem HTML : Hard to understand the DOM. <text:s/></text:span></text:p>
                <text:list>
                  <text:list-item>
                    <text:p text:style-name="P2"><text:span text:style-name="T1">JQuery interact with the browser to get information</text:span></text:p>
                  </text:list-item>
                  <text:list-item>
                    <text:p text:style-name="P2"><text:span text:style-name="T1">For the same question get the same answer for each browser</text:span></text:p>
                  </text:list-item>
                  <text:list-item>
                    <text:p text:style-name="P2"><text:span text:style-name="T1">CSS 3 Compliant → Selectors to find elements as well as in style property manipulateion</text:span></text:p>
                  </text:list-item>
                </text:list>
              </text:list-item>
              <text:list-item>
                <text:p><text:span text:style-name="T1">For most browsers it will support the current version and the previous version</text:span></text:p>
              </text:list-item>
              <text:list-item>
                <text:p><text:span text:style-name="T1">Most popular for websites ( 55 percent use Jquery)</text:span></text:p>
              </text:list-item>
              <text:list-item>
                <text:p><text:span text:style-name="T1">Dependendcy : Jquery requires</text:span></text:p>
                <text:list>
                  <text:list-item>
                    <text:p><text:span text:style-name="T1">Jquery-ui.css</text:span></text:p>
                  </text:list-item>
                  <text:list-item>
                    <text:p><text:span text:style-name="T1">Jquery</text:span></text:p>
                  </text:list-item>
                  <text:list-item>
                    <text:p><text:span text:style-name="T1">Jquery-ui</text:span></text:p>
                  </text:list-item>
                </text:list>
              </text:list-item>
              <text:list-item>
                <text:p><text:span text:style-name="T1">JQuery UI</text:span></text:p>
                <text:list>
                  <text:list-item>
                    <text:p><text:span text:style-name="T1">Curated user interface interactions effects, widgets and themes build on top of the jQuery JavaScirpt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ing with JQuery locally or through a CDN <text:s/>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Host Solution</text:span></text:p>
                <text:list>
                  <text:list-item>
                    <text:p text:style-name="P2"><text:span text:style-name="T1">Microsoft and Google file offer the file through a CDN</text:span></text:p>
                    <text:list>
                      <text:list-item>
                        <text:p text:style-name="P2"><text:span text:style-name="T1">Reduce the load on server</text:span></text:p>
                      </text:list-item>
                      <text:list-item>
                        <text:p text:style-name="P2"><text:span text:style-name="T1">If coming from Microsoft/Google it can be assuem that <text:s/>it cached on the user’s local mahcine that mean its faster</text:span></text:p>
                      </text:list-item>
                      <text:list-item>
                        <text:p text:style-name="P2"><text:span text:style-name="T1">Grab the script and put it at end before the &lt;/body&gt;</text:span></text:p>
                        <text:list>
                          <text:list-item>
                            <text:p text:style-name="P2"><text:span text:style-name="T1">If you are not doing any html manipulation before the script loads</text:span></text:p>
                          </text:list-item>
                          <text:list-item>
                            <text:p text:style-name="P2"><text:span text:style-name="T1">Improv the load time.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<text:span text:style-name="T1">Local is good for the developer’s machine</text:span></text:p>
                  </text:list-item>
                  <text:list-item>
                    <text:p text:style-name="P2"><text:span text:style-name="T1">Use minified when you go into produc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oosing our delivery options in Jquery UI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For the Jquery UI there are a lot of components that you will not use. <text:s/></text:span></text:p>
                <text:list>
                  <text:list-item>
                    <text:p text:style-name="P2"><text:span text:style-name="T1">Use the JQueryUI WebSite “Custom Download” Button</text:span></text:p>
                  </text:list-item>
                  <text:list-item>
                    <text:p text:style-name="P2"><text:span text:style-name="T1">The form to download is a collection of Radio Butt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llo World Progr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&lt;head&gt;</text:span></text:p>
                <text:list>
                  <text:list-item>
                    <text:p><text:span text:style-name="T1">&lt;link rel=”stylesheet” href=”</text:span><text:span text:style-name="T1"><text:a xlink:href="http://code.jqeruy.com/ui/1.10.1/themes/base/jquery-ui.css" xlink:type="simple">http://code.jqeruy.com/ui/1.10.1/themes/base/jquery-ui.css</text:a></text:span><text:span text:style-name="T1">” /&gt;</text:span></text:p>
                  </text:list-item>
                  <text:list-item>
                    <text:p><text:span text:style-name="T1">&lt;script src=”</text:span><text:span text:style-name="T1"><text:a xlink:href="http://code.jquery.com/jquery-1.91.1.js" xlink:type="simple">http://code.jquery.com/jquery-1.91.1.js</text:a></text:span><text:span text:style-name="T1">:&gt;&lt;/script&gt;</text:span></text:p>
                  </text:list-item>
                  <text:list-item>
                    <text:p><text:span text:style-name="T1">&lt;script src=”</text:span><text:span text:style-name="T1"><text:a xlink:href="http://code.jquery.com/jquery-1.91-ui" xlink:type="simple">http://code.jquery.com/jquery-1.91-ui</text:a></text:span><text:span text:style-name="T1">&gt;&lt;/script&gt;</text:span></text:p>
                  </text:list-item>
                  <text:list-item>
                    <text:p><text:span text:style-name="T1">&lt;script&gt;</text:span></text:p>
                    <text:list>
                      <text:list-item>
                        <text:p><text:span text:style-name="T1">$function() {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efault : Called when the full page is loaded</text:span></text:p>
                        <text:list>
                          <text:list-item>
                            <text:p><text:span text:style-name="T1">$(‘a’).button()</text:span><text:span text:style-name="T1"><text:tab/></text:span><text:span text:style-name="T1"><text:tab/></text:span><text:span text:style-name="T1"><text:tab/></text:span><text:span text:style-name="T1"><text:tab/></text:span><text:span text:style-name="T1">// All the anchors become buttons</text:span></text:p>
                          </text:list-item>
                          <text:list-item>
                            <text:p><text:span text:style-name="T1">$(‘#datePicker’).datapicker()</text:span><text:span text:style-name="T1"><text:tab/></text:span><text:span text:style-name="T1"><text:tab/></text:span><text:span text:style-name="T1">// Creates a datePicker and attach it to the id (#)</text:span></text:p>
                          </text:list-item>
                        </text:list>
                      </text:list-item>
                      <text:list-item>
                        <text:p><text:span text:style-name="T1">Body</text:span></text:p>
                        <text:list>
                          <text:list-item>
                            <text:p><text:span text:style-name="T1">Will contain the four anchors</text:span></text:p>
                          </text:list-item>
                          <text:list-item>
                            <text:p><text:span text:style-name="T1">&lt;input type=”text: id=”datePicker”&gt;</text:span><text:span text:style-name="T1"><text:tab/></text:span><text:span text:style-name="T1"><text:tab/></text:span><text:span text:style-name="T1"><text:tab/></text:span><text:span text:style-name="T1">// used to put datepicker in the body</text:span></text:p>
                          </text:list-item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llo World Progr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&lt;head&gt;</text:span></text:p>
                <text:list>
                  <text:list-item>
                    <text:p><text:span text:style-name="T1">&lt;link rel=”stylesheet” href=”</text:span><text:span text:style-name="T1"><text:a xlink:href="http://code.jqeruy.com/ui/1.10.1/themes/base/jquery-ui.css" xlink:type="simple">http://code.jqeruy.com/ui/1.10.1/themes/base/jquery-ui.css</text:a></text:span><text:span text:style-name="T1">” /&gt;</text:span></text:p>
                  </text:list-item>
                  <text:list-item>
                    <text:p><text:span text:style-name="T1">&lt;script src=”</text:span><text:span text:style-name="T1"><text:a xlink:href="http://code.jquery.com/jquery-1.91.1.js" xlink:type="simple">http://code.jquery.com/jquery-1.91.1.js</text:a></text:span><text:span text:style-name="T1">:&gt;&lt;/script&gt;</text:span></text:p>
                  </text:list-item>
                  <text:list-item>
                    <text:p><text:span text:style-name="T1">&lt;script src=”</text:span><text:span text:style-name="T1"><text:a xlink:href="http://code.jquery.com/jquery-1.91-ui" xlink:type="simple">http://code.jquery.com/jquery-1.91-ui</text:a></text:span><text:span text:style-name="T1">&gt;&lt;/script&gt;</text:span></text:p>
                  </text:list-item>
                  <text:list-item>
                    <text:p><text:span text:style-name="T1">&lt;script&gt;</text:span></text:p>
                    <text:list>
                      <text:list-item>
                        <text:p><text:span text:style-name="T1">$function() { </text:span><text:span text:style-name="T1"><text:tab/></text:span><text:span text:style-name="T1"><text:tab/></text:span><text:span text:style-name="T1"><text:tab/></text:span><text:span text:style-name="T1"><text:tab/></text:span><text:span text:style-name="T1">// Default : Called when the full page is loaded</text:span></text:p>
                        <text:list>
                          <text:list-item>
                            <text:p><text:span text:style-name="T1">$(‘a’).button()</text:span><text:span text:style-name="T1"><text:tab/></text:span><text:span text:style-name="T1"><text:tab/></text:span><text:span text:style-name="T1"><text:tab/></text:span><text:span text:style-name="T1">// All the anchors become buttons</text:span></text:p>
                          </text:list-item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llo World Progr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&lt;head&gt;</text:span></text:p>
                <text:list>
                  <text:list-item>
                    <text:p><text:span text:style-name="T1">&lt;link rel=”stylesheet” href=”</text:span><text:span text:style-name="T1"><text:a xlink:href="http://code.jqeruy.com/ui/1.10.1/themes/base/jquery-ui.css" xlink:type="simple">http://code.jqeruy.com/ui/1.10.1/themes/base/jquery-ui.css</text:a></text:span><text:span text:style-name="T1">” /&gt;</text:span></text:p>
                  </text:list-item>
                  <text:list-item>
                    <text:p><text:span text:style-name="T1">&lt;script src=”</text:span><text:span text:style-name="T1"><text:a xlink:href="http://code.jquery.com/jquery-1.91.1.js" xlink:type="simple">http://code.jquery.com/jquery-1.91.1.js</text:a></text:span><text:span text:style-name="T1">:&gt;&lt;/script&gt;</text:span></text:p>
                  </text:list-item>
                  <text:list-item>
                    <text:p><text:span text:style-name="T1">&lt;script src=”</text:span><text:span text:style-name="T1"><text:a xlink:href="http://code.jquery.com/jquery-1.91-ui" xlink:type="simple">http://code.jquery.com/jquery-1.91-ui</text:a></text:span><text:span text:style-name="T1">&gt;&lt;/script&gt;</text:span></text:p>
                  </text:list-item>
                  <text:list-item>
                    <text:p><text:span text:style-name="T1">&lt;script&gt;</text:span></text:p>
                    <text:list>
                      <text:list-item>
                        <text:p><text:span text:style-name="T1">$function() { </text:span><text:span text:style-name="T1"><text:tab/></text:span><text:span text:style-name="T1"><text:tab/></text:span><text:span text:style-name="T1"><text:tab/></text:span><text:span text:style-name="T1"><text:tab/></text:span><text:span text:style-name="T1">// Default : Called when the full page is loaded</text:span></text:p>
                        <text:list>
                          <text:list-item>
                            <text:p><text:span text:style-name="T1">$(‘a’).button()</text:span><text:span text:style-name="T1"><text:tab/></text:span><text:span text:style-name="T1"><text:tab/></text:span><text:span text:style-name="T1"><text:tab/></text:span><text:span text:style-name="T1">// All the anchors become buttons</text:span></text:p>
                          </text:list-item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witching Styles in JQue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">&lt;link rel=”stylesheet” href=”</text:span><text:span text:style-name="T1"><text:a xlink:href="http://code.jqeruy.com/ui/1.10.1/themes/base/jquery-ui.css" xlink:type="simple">http://code.jqeruy.com/ui/1.10.1/themes/base/jquery-ui.css</text:a></text:span><text:span text:style-name="T1">” /&gt;</text:span></text:p>
                  </text:list-item>
                  <text:list-item>
                    <text:p><text:span text:style-name="T1">Release the “base” with “smoothness” to change the the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brary Minification Functionality<text:tab/>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File Size </text:span></text:p>
                <text:list>
                  <text:list-item>
                    <text:p text:style-name="P2"><text:span text:style-name="T1">The bigger the file the less change you user will engage with you</text:span></text:p>
                  </text:list-item>
                  <text:list-item>
                    <text:p text:style-name="P2"><text:span text:style-name="T1">Around the world people have slower internet access or use mobile phones</text:span></text:p>
                  </text:list-item>
                </text:list>
              </text:list-item>
              <text:list-item>
                <text:p><text:span text:style-name="T1">Use the “Custom Downlload” to selet what you are using</text:span></text:p>
                <text:list>
                  <text:list-item>
                    <text:p><text:span text:style-name="T1">CSS Theme only be concerned to limit your theme to a particular portion o f a page</text:span></text:p>
                    <text:list>
                      <text:list-item>
                        <text:p><text:span text:style-name="T1">If you do not have a CSS Scope your tehme will apply to all UI Elements on a pa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timizing your Poroject</text:p>
          </draw:text-box>
        </draw:frame>
        <draw:frame presentation:style-name="pr4" draw:layer="layout" svg:width="25.199cm" svg:height="15.494cm" svg:x="1.217cm" svg:y="5.08cm" presentation:class="outline" presentation:user-transformed="true">
          <draw:text-box>
            <text:list text:style-name="L3">
              <text:list-item>
                <text:p>For the files you are not modifying you can put them into the CSS and JS folder.</text:p>
                <text:list>
                  <text:list-item>
                    <text:p>Update the link and js fil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mes under the hood</text:p>
          </draw:text-box>
        </draw:frame>
        <draw:frame presentation:style-name="pr4" draw:text-style-name="P2" draw:layer="layout" svg:width="25.199cm" svg:height="15.406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Development-bundle</text:span></text:p>
                <text:list>
                  <text:list-item>
                    <text:p text:style-name="P2"><text:span text:style-name="T1">Themes Directory</text:span></text:p>
                    <text:list>
                      <text:list-item>
                        <text:p><text:span text:style-name="T1">A directory for both the CSS and JS</text:span></text:p>
                      </text:list-item>
                      <text:list-item>
                        <text:p text:style-name="P2"><text:span text:style-name="T1">All the CSS files</text:span></text:p>
                      </text:list-item>
                      <text:list-item>
                        <text:p text:style-name="P2"><text:span text:style-name="T1">A minified folder that has the files minified</text:span></text:p>
                      </text:list-item>
                      <text:list-item>
                        <text:p text:style-name="P2"><text:span text:style-name="T1">Jquery-ui.all</text:span></text:p>
                      </text:list-item>
                      <text:list-item>
                        <text:p text:style-name="P2"><text:span text:style-name="T1">Jquery.ui.base.css</text:span><text:span text:style-name="T1"><text:tab/></text:span><text:span text:style-name="T1"><text:tab/></text:span><text:span text:style-name="T1">// Specific Theme</text:span></text:p>
                      </text:list-item>
                      <text:list-item>
                        <text:p text:style-name="P2"><text:span text:style-name="T1">Jquery.ui.theme.css</text:span><text:span text:style-name="T1"><text:tab/></text:span><text:span text:style-name="T1"><text:tab/></text:span><text:span text:style-name="T1">// Generic Theme</text:span></text:p>
                      </text:list-item>
                      <text:list-item>
                        <text:p text:style-name="P2"><text:span text:style-name="T1">Jquery.ui.datepicker.css</text:span></text:p>
                      </text:list-item>
                      <text:list-item>
                        <text:p text:style-name="P2"><text:span text:style-name="T1">Jquery.ui.core.cs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@import “jquery.ui.base.css”;</text:span></text:p>
                    <text:list>
                      <text:list-item>
                        <text:p><text:span text:style-name="T1">Load the core and the components </text:span></text:p>
                      </text:list-item>
                      <text:list-item>
                        <text:p><text:span text:style-name="T1">Contains generic and low level elements of the library</text:span></text:p>
                      </text:list-item>
                    </text:list>
                  </text:list-item>
                  <text:list-item>
                    <text:p><text:span text:style-name="T1">@import “jquery.ui.theme.css”</text:span></text:p>
                    <text:list>
                      <text:list-item>
                        <text:p><text:span text:style-name="T1">Everything to do with theme </text:span></text:p>
                      </text:list-item>
                      <text:list-item>
                        <text:p><text:span text:style-name="T1">CSS for Features that are generically applied to a components</text:span></text:p>
                      </text:list-item>
                    </text:list>
                  </text:list-item>
                  <text:list-item>
                    <text:p><text:span text:style-name="T1">Datepicker.css </text:span></text:p>
                    <text:list>
                      <text:list-item>
                        <text:p><text:span text:style-name="T1">Css code specific to date pick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ing Your Own Themes using ThemeRoll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Jqueryui.com/themeroller</text:p>
                <text:list>
                  <text:list-item>
                    <text:p>Contains a gallery of prebuilt themes</text:p>
                    <text:list>
                      <text:list-item>
                        <text:p>Can changes any of the settings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a Dialog Widget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Adding a dialog box</text:span></text:p>
                <text:list>
                  <text:list-item>
                    <text:p text:style-name="P2"><text:span text:style-name="T1">&lt;div id=”dialog” title=”jQuery UI”&gt;</text:span></text:p>
                    <text:list>
                      <text:list-item>
                        <text:p text:style-name="P2"><text:span text:style-name="T1">&lt;h1&gt;Welcome to our site&lt;/h1&gt;</text:span></text:p>
                      </text:list-item>
                    </text:list>
                  </text:list-item>
                  <text:list-item>
                    <text:p text:style-name="P2"><text:span text:style-name="T1">&lt;/div&gt;</text:span></text:p>
                  </text:list-item>
                </text:list>
              </text:list-item>
              <text:list-item>
                <text:p text:style-name="P2"><text:span text:style-name="T1">In the $(function() {}) </text:span></text:p>
                <text:list>
                  <text:list-item>
                    <text:p text:style-name="P2"><text:span text:style-name="T1">$(‘#dialog’).dialog();</text:span></text:p>
                  </text:list-item>
                </text:list>
              </text:list-item>
              <text:list-item>
                <text:p><text:span text:style-name="T1">Download the full library we can resize and move it fro fre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tions, Methods and Events </text:p>
          </draw:text-box>
        </draw:frame>
        <draw:frame presentation:style-name="pr4" draw:text-style-name="P2" draw:layer="layout" svg:width="25.199cm" svg:height="14.224cm" svg:x="1.471cm" svg:y="5.334cm" presentation:class="outline" presentation:user-transformed="true">
          <draw:text-box>
            <text:list text:style-name="L3">
              <text:list-item>
                <text:p text:style-name="P2"><text:span text:style-name="T1">Api.jqueryui.com</text:span></text:p>
              </text:list-item>
              <text:list-item>
                <text:p text:style-name="P2"><text:span text:style-name="T1">Options ( width, minimum width, height, minium height, draggable, test)</text:span></text:p>
                <text:list>
                  <text:list-item>
                    <text:p text:style-name="P2"><text:span text:style-name="T1">Properties → Change or send information</text:span></text:p>
                  </text:list-item>
                  <text:list-item>
                    <text:p text:style-name="P2"><text:span text:style-name="T1">$(“.selector”).dialog( { width:500, minWidth:500, draggable:false, title: ‘ chucks test’ <text:s/>} );</text:span></text:p>
                  </text:list-item>
                  <text:list-item>
                    <text:p text:style-name="P2"><text:span text:style-name="T1">Var width = (“$.seelctor”).dialog(“option”,”width”);</text:span></text:p>
                  </text:list-item>
                  <text:list-item>
                    <text:p text:style-name="P2"><text:span text:style-name="T1">Var isOpen = $(“.selector”).dialog(“isOpen”);</text:span></text:p>
                  </text:list-item>
                  <text:list-item>
                    <text:p text:style-name="P2"><text:span text:style-name="T1">$(“.selector”).dialog(“option”, “width”, 500);</text:span></text:p>
                  </text:list-item>
                  <text:list-item>
                    <text:p text:style-name="P2"><text:span text:style-name="T1">open: function() { $(‘body’).css( { <text:s/>background:”#33333”}); </text:span></text:p>
                  </text:list-item>
                  <text:list-item>
                    <text:p text:style-name="P2"><text:span text:style-name="T1">Close function() ( $’body’).css( { background:”#555555”});</text:span></text:p>
                  </text:list-item>
                </text:list>
              </text:list-item>
              <text:list-item>
                <text:p text:style-name="P2"><text:span text:style-name="T1">Methods</text:span></text:p>
                <text:list>
                  <text:list-item>
                    <text:p text:style-name="P2"><text:span text:style-name="T1">Function calls ( string sent to a dialog)</text:span></text:p>
                  </text:list-item>
                  <text:list-item>
                    <text:p text:style-name="P2"><text:span text:style-name="T1">$(‘#dialog’).dialog(‘close’);</text:span></text:p>
                  </text:list-item>
                  <text:list-item>
                    <text:p text:style-name="P2"><text:span text:style-name="T1">$(#dialog’).dialog(‘open());</text:span></text:p>
                  </text:list-item>
                  <text:list-item>
                    <text:p text:style-name="P2"><text:span text:style-name="T1">$(‘#dialog’).dialog(‘destroy’);</text:span></text:p>
                  </text:list-item>
                </text:list>
              </text:list-item>
              <text:list-item>
                <text:p text:style-name="P2"><text:span text:style-name="T1">Events</text:span></text:p>
                <text:list>
                  <text:list-item>
                    <text:p text:style-name="P2"><text:span text:style-name="T1">Whenever something happens let use know</text:span></text:p>
                  </text:list-item>
                  <text:list-item>
                    <text:p text:style-name="P2"><text:span text:style-name="T1">Example ( resizing, dragging)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9:48:14.270393000</meta:creation-date>
    <dc:date>2017-01-09T20:32:26.700567000</dc:date>
    <meta:editing-duration>PT8M</meta:editing-duration>
    <meta:editing-cycles>1</meta:editing-cycles>
    <meta:document-statistic meta:object-count="77"/>
    <meta:generator>LibreOffice/5.1.2.2$MacOSX_X86_64 LibreOffice_project/d3bf12ecb743fc0d20e0be0c58ca359301eb705f</meta:generator>
  </office:meta>
</office:document-meta>
</file>